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8_17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8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ra Mordecai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6 October 1869</text:p>
      <text:p text:style-name="P2">Month<text:tab/><text:tab/><text:tab/><text:tab/><text:tab/><text:tab/>October</text:p>
      <text:p text:style-name="P2">Year<text:tab/><text:tab/><text:tab/><text:tab/><text:tab/><text:tab/>1869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 <text:s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2">My dear Mrs Morais/</text:p>
      <text:p text:style-name="P2"><text:span text:style-name="T1"><text:tab/>I beg you will accept/ this little trifle for your “baby/ Boy”--as a proof of the great/ regard, and affection I feel/ for your husband (Mr Morais./ <text:s/>I never shall forget his kind/ compliance with my wishes,/ in opening the Synagogue, and/ saying the solemn service, for/ my dearly beloved Aunt, I/ can never express to him how/ gratefully I feel or how much/ I respect &amp; honor him also for/ his </text:span><text:span text:style-name="T2">beautiful</text:span><text:span text:style-name="T3"> Obituary of/ her/</text:span></text:p>
      <text:p text:style-name="P4"/>
      <text:p text:style-name="P4">[Page 2]</text:p>
      <text:p text:style-name="P4">I hope you may both live/ to rear up, your numerous/ offspring, &amp; that they may/ all rise up and call/ you “blest.”/</text:p>
      <text:p text:style-name="P4"><text:tab/>with sentiments of/</text:p>
      <text:p text:style-name="P4"><text:tab/>esteem &amp; regard I/</text:p>
      <text:p text:style-name="P4"><text:tab/>am very truly yours/</text:p>
      <text:p text:style-name="P4"><text:soft-page-break/><text:tab/><text:tab/>Sara Mordecai/</text:p>
      <text:p text:style-name="P4"/>
      <text:p text:style-name="P4">October 26th/</text:p>
      <text:p text:style-name="P4"><text:tab/>1869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2:55:02</meta:creation-date>
    <dc:date>2011-12-13T11:31:53.53</dc:date>
    <dc:language>en-US</dc:language>
    <meta:editing-cycles>3</meta:editing-cycles>
    <meta:editing-duration>PT00H03M43S</meta:editing-duration>
    <dc:creator>Penn Libraries</dc:creator>
    <meta:document-statistic meta:table-count="0" meta:image-count="0" meta:object-count="0" meta:page-count="3" meta:paragraph-count="71" meta:word-count="293" meta:character-count="1924"/>
    <meta:user-defined meta:name="Info 1"/>
    <meta:user-defined meta:name="Info 2"/>
    <meta:user-defined meta:name="Info 3"/>
    <meta:user-defined meta:name="Info 4"/>
  </office:meta>
</office:document-meta>
</file>